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090" officeooo:paragraph-rsid="0004c090"/>
    </style:style>
    <style:style style:name="P2" style:family="paragraph" style:parent-style-name="Standard">
      <style:text-properties officeooo:rsid="00119f45" officeooo:paragraph-rsid="00119f45"/>
    </style:style>
    <style:style style:name="T1" style:family="text">
      <style:text-properties officeooo:rsid="00055171"/>
    </style:style>
    <style:style style:name="T2" style:family="text">
      <style:text-properties officeooo:rsid="00075101"/>
    </style:style>
    <style:style style:name="T3" style:family="text">
      <style:text-properties officeooo:rsid="000831cb"/>
    </style:style>
    <style:style style:name="T4" style:family="text">
      <style:text-properties officeooo:rsid="00095e30"/>
    </style:style>
    <style:style style:name="T5" style:family="text">
      <style:text-properties officeooo:rsid="000b09e6"/>
    </style:style>
    <style:style style:name="T6" style:family="text">
      <style:text-properties officeooo:rsid="000eb40e"/>
    </style:style>
    <style:style style:name="T7" style:family="text">
      <style:text-properties officeooo:rsid="000f0572"/>
    </style:style>
    <style:style style:name="T8" style:family="text">
      <style:text-properties officeooo:rsid="001000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</text:span><text:tab/><text:span text:style-name="T1">g</text:span></text:p>
      <text:p text:style-name="P1"><text:span text:style-name="T1">B</text:span> <text:tab/><text:span text:style-name="T4">c</text:span></text:p>
      <text:p text:style-name="P1"><text:span text:style-name="T1">C</text:span><text:tab/><text:span text:style-name="T1">k</text:span></text:p>
      <text:p text:style-name="P1"><text:span text:style-name="T1">D</text:span><text:tab/><text:span text:style-name="T1">z</text:span></text:p>
      <text:p text:style-name="P1"><text:span text:style-name="T1">E</text:span><text:tab/><text:span text:style-name="T1">r</text:span></text:p>
      <text:p text:style-name="P1"><text:span text:style-name="T1">F</text:span><text:tab/><text:span text:style-name="T3">h</text:span></text:p>
      <text:p text:style-name="P1"><text:span text:style-name="T1">G</text:span><text:tab/>space</text:p>
      <text:p text:style-name="P1"><text:span text:style-name="T1">H</text:span><text:tab/>“ ‘ ”</text:p>
      <text:p text:style-name="P1"><text:span text:style-name="T1">I</text:span><text:tab/><text:span text:style-name="T3">u</text:span></text:p>
      <text:p text:style-name="P1"><text:span text:style-name="T1">J</text:span><text:tab/><text:span text:style-name="T7">f</text:span></text:p>
      <text:p text:style-name="P1"><text:span text:style-name="T1">K</text:span><text:tab/>“ . ”</text:p>
      <text:p text:style-name="P1"><text:span text:style-name="T1">L</text:span><text:tab/><text:span text:style-name="T2">p</text:span></text:p>
      <text:p text:style-name="P1"><text:span text:style-name="T1">M</text:span><text:tab/>“ - “</text:p>
      <text:p text:style-name="P1"><text:span text:style-name="T1">N</text:span><text:tab/><text:span text:style-name="T1">s</text:span></text:p>
      <text:p text:style-name="P1"><text:span text:style-name="T1">O</text:span><text:tab/><text:span text:style-name="T1">d</text:span></text:p>
      <text:p text:style-name="P1"><text:span text:style-name="T1">P</text:span><text:tab/><text:span text:style-name="T2">w</text:span></text:p>
      <text:p text:style-name="P1"><text:span text:style-name="T1">Q</text:span><text:tab/><text:span text:style-name="T8">n</text:span></text:p>
      <text:p text:style-name="P1"><text:span text:style-name="T1">R</text:span><text:tab/><text:span text:style-name="T3">l</text:span></text:p>
      <text:p text:style-name="P1"><text:span text:style-name="T1">S</text:span><text:tab/><text:span text:style-name="T4">e</text:span></text:p>
      <text:p text:style-name="P1"><text:span text:style-name="T1">T</text:span><text:tab/><text:span text:style-name="T2">q</text:span></text:p>
      <text:p text:style-name="P1"><text:span text:style-name="T1">U</text:span><text:tab/><text:span text:style-name="T4">j</text:span></text:p>
      <text:p text:style-name="P1"><text:span text:style-name="T1">V</text:span><text:tab/>“ , ”</text:p>
      <text:p text:style-name="P1"><text:span text:style-name="T1">W</text:span><text:tab/>“ “ ”</text:p>
      <text:p text:style-name="P1"><text:span text:style-name="T1">X</text:span><text:tab/>;</text:p>
      <text:p text:style-name="P1"><text:span text:style-name="T1">Y</text:span><text:tab/><text:span text:style-name="T1">x</text:span></text:p>
      <text:p text:style-name="P1"><text:span text:style-name="T1">Z</text:span><text:tab/><text:span text:style-name="T1">y</text:span></text:p>
      <text:p text:style-name="P1">space<text:tab/><text:span text:style-name="T1">m</text:span></text:p>
      <text:p text:style-name="P1">“ “ “<text:tab/><text:span text:style-name="T6">b</text:span></text:p>
      <text:p text:style-name="P1">“ ‘ “<text:tab/><text:span text:style-name="T7">o</text:span></text:p>
      <text:p text:style-name="P1">“ , “<text:tab/><text:span text:style-name="T5">i</text:span></text:p>
      <text:p text:style-name="P1">“ - ”<text:tab/><text:span text:style-name="T6">a</text:span></text:p>
      <text:p text:style-name="P1">“ . “<text:tab/><text:span text:style-name="T2">t</text:span></text:p>
      <text:p text:style-name="P1">“ ; “<text:tab/></text:p>
      <text:p text:style-name="P1"/>
      <text:p text:style-name="P2">abcdefghijklmnopqrstuvwxyz “’,-.;</text:p>
      <text:p text:style-name="P2"/>
      <text:p text:style-name="P2">Key: gckzrh ‘uf.p-sdwnleqj,”;xymboiat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6:18:40.238000169</meta:creation-date>
    <meta:generator>LibreOffice/6.4.7.2$Linux_X86_64 LibreOffice_project/40$Build-2</meta:generator>
    <dc:date>2023-02-20T18:14:08.198018565</dc:date>
    <meta:editing-duration>PT1H14M5S</meta:editing-duration>
    <meta:editing-cycles>8</meta:editing-cycles>
    <meta:document-statistic meta:table-count="0" meta:image-count="0" meta:object-count="0" meta:page-count="1" meta:paragraph-count="35" meta:word-count="92" meta:character-count="221" meta:non-whitespace-character-count="162"/>
  </office:meta>
</office:document-meta>
</file>